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ModelPerformanceTest.test_decod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ModelPerformanceTest.decodeToJavaBean( String tex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Model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